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6.7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miter" svg:stroke-linecap="square" draw:fill="none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2.5cm" fo:min-width="0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0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2.58cm" fo:min-width="2.33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2.226cm" fo:min-width="1.976cm"/>
    </style:style>
    <style:style style:name="gr13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14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15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6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cm" svg:height="7cm" svg:x="2.25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cm" svg:height="1cm" svg:x="2.941cm" svg:y="4.4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.5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37cm" svg:height="0.641cm" svg:x="2.081cm" svg:y="8.03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837cm" svg:height="0.641cm" svg:x="2.082cm" svg:y="8.81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0.5cm" svg:height="2.75cm" draw:transform="rotate (0.785398163397448) translate (1.174cm 5.65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25cm" svg:height="2.75cm" draw:transform="rotate (0.785398163397448) translate (1.345cm 5.6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01cm" svg:height="0.5cm" draw:transform="rotate (-0.785398163397449) translate (3.472cm 7.24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5cm" svg:height="0.251cm" draw:transform="rotate (-0.785398163397449) translate (3.391cm 7.32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5cm" svg:height="5cm" svg:x="0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4cm" svg:height="4cm" svg:x="0.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5cm" svg:height="3.5cm" svg:x="0.75cm" svg:y="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29cm" svg:height="0.641cm" draw:transform="rotate (1.5707963267949) translate (2.752cm 5.8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41cm" svg:height="0.642cm" draw:transform="rotate (1.5707963267949) translate (2.75cm 6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641cm" svg:height="0.642cm" draw:transform="rotate (1.5707963267949) translate (2.751cm 5.6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54cm" svg:height="0.455cm" draw:transform="rotate (1.5707963267949) translate (2.84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7" draw:layer="layout" svg:width="0.454cm" svg:height="0.455cm" draw:transform="rotate (1.5707963267949) translate (2.846cm 6.0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1:55:05.726000000</dc:date>
    <meta:editing-duration>PT15M53S</meta:editing-duration>
    <meta:editing-cycles>53</meta:editing-cycles>
    <meta:generator>LibreOffice/7.5.0.3$Windows_X86_64 LibreOffice_project/c21113d003cd3efa8c53188764377a8272d9d6de</meta:generator>
    <meta:document-statistic meta:object-count="18"/>
  </office:meta>
</office:document-meta>
</file>